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20-10-08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20-07-0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20-01-08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9-10-1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9-07-1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9-04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9-01-3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8-10-0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8-07-1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8-04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8-01-1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7-10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7-07-1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7-04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7-01-1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6-10-0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6-07-14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6-04-08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6-01-11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5-10-09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5-07-10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5-04-0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5-01-09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4-10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4-07-15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4-04-0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4-01-10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3-10-24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3-07-10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3-04-01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3-01-10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2-10-0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2-07-1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2-04-07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2-01-11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1-10-0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1-07-1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1-04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1-01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0-10-0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0-07-14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0-04-0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10-01-13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9-10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9-07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9-04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9-01-0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8-10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8-07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8-04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8-01-09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7-10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7-07-1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7-04-0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7-01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6-10-1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6-07-12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6-04-04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5-10-0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5-07-13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5-03-3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5-01-0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4-10-06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4-07-06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4-04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4-01-1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3-10-0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3-07-1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3-04-1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3-01-13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2-10-1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2-07-1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2-04-0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2-01-15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1-11-06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1-10-19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1-07-1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2001-04-1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1999-09-0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581214903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